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31e2"/>
    </style:style>
    <style:style style:name="P2" style:family="paragraph" style:parent-style-name="Standard">
      <style:text-properties officeooo:paragraph-rsid="001eed06"/>
    </style:style>
    <style:style style:name="P3" style:family="paragraph" style:parent-style-name="Standard">
      <style:text-properties officeooo:paragraph-rsid="00209e67"/>
    </style:style>
    <style:style style:name="P4" style:family="paragraph" style:parent-style-name="Standard">
      <style:text-properties officeooo:paragraph-rsid="00216843"/>
    </style:style>
    <style:style style:name="T1" style:family="text">
      <style:text-properties officeooo:rsid="001d31e2"/>
    </style:style>
    <style:style style:name="T2" style:family="text">
      <style:text-properties officeooo:rsid="001eed06"/>
    </style:style>
    <style:style style:name="T3" style:family="text">
      <style:text-properties fo:color="#ff3366" fo:font-weight="bold" officeooo:rsid="001d31e2" style:font-weight-asian="bold" style:font-weight-complex="bold"/>
    </style:style>
    <style:style style:name="T4" style:family="text">
      <style:text-properties fo:color="#ff0000" fo:font-weight="bold" officeooo:rsid="001d31e2" style:font-weight-asian="bold" style:font-weight-complex="bold"/>
    </style:style>
    <style:style style:name="T5" style:family="text">
      <style:text-properties fo:color="#ff0000" fo:font-weight="bold" officeooo:rsid="001eed06" style:font-weight-asian="bold" style:font-weight-complex="bold"/>
    </style:style>
    <style:style style:name="T6" style:family="text">
      <style:text-properties fo:color="#ff0000" fo:font-weight="bold" officeooo:rsid="00209e67" style:font-weight-asian="bold" style:font-weight-complex="bold"/>
    </style:style>
    <style:style style:name="T7" style:family="text">
      <style:text-properties fo:color="#ff0000" fo:font-weight="bold" officeooo:rsid="00216843" style:font-weight-asian="bold" style:font-weight-complex="bold"/>
    </style:style>
    <style:style style:name="T8" style:family="text">
      <style:text-properties fo:color="#ff0000" officeooo:rsid="00209e67"/>
    </style:style>
    <style:style style:name="T9" style:family="text">
      <style:text-properties fo:color="#ff0000" officeooo:rsid="00216843"/>
    </style:style>
    <style:style style:name="T10" style:family="text">
      <style:text-properties officeooo:rsid="001fd4d6"/>
    </style:style>
    <style:style style:name="T11" style:family="text">
      <style:text-properties officeooo:rsid="00209e67"/>
    </style:style>
    <style:style style:name="T12" style:family="text">
      <style:text-properties officeooo:rsid="002168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t first, you load the forward file into memory.</text:span></text:p>
      <text:p text:style-name="P1"><text:span text:style-name="T1"/></text:p>
      <text:p text:style-name="P1"><text:span text:style-name="T1">The number of forward reads at this state is “</text:span><text:span text:style-name="T3">T</text:span><text:span text:style-name="T4">otal_Forward</text:span><text:span text:style-name="T1">”.</text:span></text:p>
      <text:p text:style-name="P1"><text:span text:style-name="T1"/></text:p>
      <text:p text:style-name="P1"><text:span text:style-name="T1">The next step is to filter those sequences. Alternatively you could first reduce by unique sequence and then filter. However, reducing by unique is slower than filtering. Both of them are O(n) , but in the average scenario filtering is faster due hidden constants. Hence we do the filtering first.</text:span></text:p>
      <text:p text:style-name="P1"><text:span text:style-name="T1"/></text:p>
      <text:p text:style-name="P1"><text:span text:style-name="T1">The number of forward reads at this state is “</text:span><text:span text:style-name="T4">Pass_Filter_Forward</text:span><text:span text:style-name="T1">”.</text:span></text:p>
      <text:p text:style-name="P1"><text:span text:style-name="T1"/></text:p>
      <text:p text:style-name="P2"><text:span text:style-name="T2">Now we find the unique sequences. The result of this operation is a table with a column call “Total” and another two columns called “Forward” and “Reverse”.</text:span></text:p>
      <text:p text:style-name="P2"><text:span text:style-name="T2"/></text:p>
      <text:p text:style-name="P2"><text:span text:style-name="T2">The number of rows in this table is “</text:span><text:span text:style-name="T5">Unique_Reads</text:span><text:span text:style-name="T2">”.</text:span></text:p>
      <text:p text:style-name="P2"><text:span text:style-name="T2"/></text:p>
      <text:p text:style-name="P3"><text:span text:style-name="T2">The </text:span><text:span text:style-name="T11">summation</text:span><text:span text:style-name="T2"> of </text:span><text:span text:style-name="T11">the total</text:span><text:span text:style-name="T2"> in this table is “</text:span><text:span text:style-name="T6">Total_</text:span><text:span text:style-name="T5">Unique_Reads</text:span><text:span text:style-name="T2">”.</text:span></text:p>
      <text:p text:style-name="P2"><text:span text:style-name="T2"/></text:p>
      <text:p text:style-name="P2"><text:span text:style-name="T2">In the config table we have the forward and reverse primers. Those primers are then compare with the forward and reverse sequences that are in the unique table. Some of them are found and some other are not. Those uniques sequences which have both primers go into a new table. This table is a subset of the unique sequences, with the same columns. There are two variables here:</text:span></text:p>
      <text:p text:style-name="P2"><text:span text:style-name="T2"/></text:p>
      <text:p text:style-name="P2"><text:span text:style-name="T2">The number of rows in the primer table is: “</text:span><text:span text:style-name="T5">Assigned_Unique</text:span><text:span text:style-name="T2">”.</text:span></text:p>
      <text:p text:style-name="P2"><text:span text:style-name="T2"/></text:p>
      <text:p text:style-name="P2"><text:span text:style-name="T2">The summation of the totals in the primer table is: “</text:span><text:span text:style-name="T5">Assigned_Reads</text:span><text:span text:style-name="T2">”.</text:span></text:p>
      <text:p text:style-name="P2"><text:span text:style-name="T2"/></text:p>
      <text:p text:style-name="P2"><text:span text:style-name="T2">The sequences that are in the primer table are then aligned, and from the result of the alignment we find out the statistics about deletions, insertions and so on. Some deletions/insertions must pass some given criteria to be consider a valid insertion/deletion. So, not all deletions are going to be valid deletions. </text:span><text:span text:style-name="T10">Furthermore, each sequence can be repeated many times, as is indicated by the column “Total”.</text:span></text:p>
      <text:p text:style-name="P2"><text:span text:style-name="T2"/></text:p>
      <text:p text:style-name="P2"><text:span text:style-name="T2">The summation of all the deletions </text:span><text:span text:style-name="T10">times total</text:span><text:span text:style-name="T2"> are call : “</text:span><text:span text:style-name="T5">Total_deletions</text:span><text:span text:style-name="T2">”.</text:span></text:p>
      <text:p text:style-name="P2"><text:span text:style-name="T2"/></text:p>
      <text:p text:style-name="P2"><text:span text:style-name="T2">The summation of all the valid deletions </text:span><text:span text:style-name="T10">times total </text:span><text:span text:style-name="T2">are call: “</text:span><text:span text:style-name="T5">Total_valid_deletions</text:span><text:span text:style-name="T2">”.</text:span></text:p>
      <text:p text:style-name="P2"><text:span text:style-name="T2"/></text:p>
      <text:p text:style-name="P3"><text:span text:style-name="T11">Finally; we have a couple of cut rates. They always involve the valid deletions. The difference is whether you count respect which total.</text:span></text:p>
      <text:p text:style-name="P3"><text:span text:style-name="T11"/></text:p>
      <text:p text:style-name="P3"><text:span text:style-name="T11">The cut rate of valid deletions again the </text:span><text:span text:style-name="T12">Total Unique Reads is call: “</text:span><text:span text:style-name="T7">Deletions_Rate</text:span><text:span text:style-name="T12">”</text:span></text:p>
      <text:p text:style-name="P3"><text:span text:style-name="T12"/></text:p>
      <text:p text:style-name="P4"><text:span text:style-name="T11">The cut rate of valid deletions again the </text:span><text:span text:style-name="T12">Assigned Reads is call: “</text:span><text:span text:style-name="T7">Deletions_Relative_Rate</text:span><text:span text:style-name="T12">”</text:span></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Caoadas</meta:initial-creator>
    <meta:creation-date>2014-11-19T15:00:36</meta:creation-date>
    <dc:date>2014-11-19T15:25:13</dc:date>
    <dc:creator>Rafael Caoadas</dc:creator>
    <meta:editing-duration>PT18M46S</meta:editing-duration>
    <meta:editing-cycles>6</meta:editing-cycles>
    <meta:generator>LibreOffice/3.6$Linux_X86_64 LibreOffice_project/360m1$Build-2</meta:generator>
    <meta:document-statistic meta:table-count="0" meta:image-count="0" meta:object-count="0" meta:page-count="1" meta:paragraph-count="16" meta:word-count="355" meta:character-count="2140" meta:non-whitespace-character-count="1801"/>
  </office:meta>
</office:document-meta>
</file>